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353C000052220000741E50F383452A69B711.svg" manifest:media-type="image/svg+xml"/>
  <manifest:file-entry manifest:full-path="Pictures/10002B5A000052220000741E56562D4D2F83E937.svg" manifest:media-type="image/svg+xml"/>
  <manifest:file-entry manifest:full-path="Pictures/10003111000052220000741E1EAD7DF78A081CEB.svg" manifest:media-type="image/svg+xml"/>
  <manifest:file-entry manifest:full-path="Pictures/10002F79000052220000741E0FD23ADFEBE1A948.svg" manifest:media-type="image/svg+xml"/>
  <manifest:file-entry manifest:full-path="Pictures/10001E61000052220000741EDA0F5E82E99FFB4B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language="ru" fo:country="RU" officeooo:rsid="00a0c496" officeooo:paragraph-rsid="00a0c496" style:text-scale="94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P11" style:family="paragraph" style:parent-style-name="Заголовок_20_графы_20_форматной_20_рамки">
      <style:text-properties style:text-scale="9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style:text-scale="100%"/>
    </style:style>
    <style:style style:name="P14" style:family="paragraph" style:parent-style-name="Кол.">
      <style:text-properties fo:language="en" fo:country="US" officeooo:rsid="00a152d4" officeooo:paragraph-rsid="00a152d4" style:text-scale="100%"/>
    </style:style>
    <style:style style:name="P15" style:family="paragraph" style:parent-style-name="Кол.">
      <style:text-properties fo:language="en" fo:country="US" officeooo:rsid="00a1e589" officeooo:paragraph-rsid="00a1e589" style:text-scale="100%"/>
    </style:style>
    <style:style style:name="P16" style:family="paragraph" style:parent-style-name="Кол.">
      <style:text-properties style:font-name="OpenGost Type B TT" fo:font-size="16pt" fo:language="en" fo:country="US" fo:font-style="normal" officeooo:rsid="00a1e589" officeooo:paragraph-rsid="00a1e589" style:text-scale="100%"/>
    </style:style>
    <style:style style:name="P17" style:family="paragraph" style:parent-style-name="Наименование">
      <style:text-properties style:text-scale="100%"/>
    </style:style>
    <style:style style:name="P18" style:family="paragraph" style:parent-style-name="Наименование">
      <style:text-properties officeooo:rsid="00a00933" officeooo:paragraph-rsid="00a00933" style:text-scale="100%"/>
    </style:style>
    <style:style style:name="P19" style:family="paragraph" style:parent-style-name="Наименование">
      <style:text-properties officeooo:paragraph-rsid="00a00933" style:text-scale="100%"/>
    </style:style>
    <style:style style:name="P20" style:family="paragraph" style:parent-style-name="Наименование">
      <style:text-properties fo:language="en" fo:country="US" officeooo:rsid="00a00933" officeooo:paragraph-rsid="00a00933" style:text-scale="100%"/>
    </style:style>
    <style:style style:name="P21" style:family="paragraph" style:parent-style-name="Наименование_20__28_заголовок_29_">
      <style:text-properties style:text-scale="100%"/>
    </style:style>
    <style:style style:name="P22" style:family="paragraph" style:parent-style-name="Поз._20_обозначение">
      <style:text-properties style:text-scale="100%"/>
    </style:style>
    <style:style style:name="P23" style:family="paragraph" style:parent-style-name="Поз._20_обозначение">
      <style:text-properties fo:language="en" fo:country="US" officeooo:rsid="00a00933" officeooo:paragraph-rsid="00a00933" style:text-scale="100%"/>
    </style:style>
    <style:style style:name="P24" style:family="paragraph" style:parent-style-name="Заголовок_20_графы_20_таблицы">
      <style:paragraph-properties fo:line-height="80%"/>
      <style:text-properties style:text-scale="100%"/>
    </style:style>
    <style:style style:name="P25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fo:language="en" fo:country="US" officeooo:rsid="00a0c496"/>
    </style:style>
    <style:style style:name="T2" style:family="text">
      <style:text-properties fo:language="ru" fo:country="RU" officeooo:rsid="00a28413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24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Кварцевые резона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BQ1</text:p>
          </table:table-cell>
          <table:table-cell table:style-name="Перечень_5f_элементов.B2" office:value-type="string">
            <text:p text:style-name="P17">32.768 kHz 03215C2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Конденса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C1</text:p>
          </table:table-cell>
          <table:table-cell table:style-name="Перечень_5f_элементов.B2" office:value-type="string">
            <text:p text:style-name="P17">0.1 мкФ-NP0-50В 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C2</text:p>
          </table:table-cell>
          <table:table-cell table:style-name="Перечень_5f_элементов.B2" office:value-type="string">
            <text:p text:style-name="P17">1 мкФ-NP0-16В ±5% 0805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C3</text:p>
          </table:table-cell>
          <table:table-cell table:style-name="Перечень_5f_элементов.B2" office:value-type="string">
            <text:p text:style-name="P17">10 мкФ-NP0-16В ±5% 0805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C4, C5</text:p>
          </table:table-cell>
          <table:table-cell table:style-name="Перечень_5f_элементов.B2" office:value-type="string">
            <text:p text:style-name="P17">0.1 мкФ-NP0-50В ±5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C6</text:p>
          </table:table-cell>
          <table:table-cell table:style-name="Перечень_5f_элементов.B2" office:value-type="string">
            <text:p text:style-name="P17">2200 пФ-NP0-50В 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C7, C8</text:p>
          </table:table-cell>
          <table:table-cell table:style-name="Перечень_5f_элементов.B2" office:value-type="string">
            <text:p text:style-name="P17">10 мкФ-NP0-16В ±5% 0805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Микросхем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DA1</text:p>
          </table:table-cell>
          <table:table-cell table:style-name="Перечень_5f_элементов.B2" office:value-type="string">
            <text:p text:style-name="P17">BQ29737 WSON-6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DA2</text:p>
          </table:table-cell>
          <table:table-cell table:style-name="Перечень_5f_элементов.B2" office:value-type="string">
            <text:p text:style-name="P17">BQ21040 <text:span text:style-name="T1">SOT-23-6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DA3</text:p>
          </table:table-cell>
          <table:table-cell table:style-name="Перечень_5f_элементов.B2" office:value-type="string">
            <text:p text:style-name="P17">TPS63031 WSON-10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DD1</text:p>
          </table:table-cell>
          <table:table-cell table:style-name="Перечень_5f_элементов.B2" office:value-type="string">
            <text:p text:style-name="P17">MSP430F2112IPW TSSOP-28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Диод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2">HL1</text:p>
          </table:table-cell>
          <table:table-cell table:style-name="Перечень_5f_элементов.B2" office:value-type="string">
            <text:p text:style-name="P17">TO-1608BC-MRE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Катушки индуктивности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L1</text:p>
          </table:table-cell>
          <table:table-cell table:style-name="Перечень_5f_элементов.B2" office:value-type="string">
            <text:p text:style-name="P17">VLS252010CX-1R5M-1 1,5 мкГн 2010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Резис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1</text:p>
          </table:table-cell>
          <table:table-cell table:style-name="Перечень_5f_элементов.B2" office:value-type="string">
            <text:p text:style-name="P17">330 Ом 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2</text:p>
          </table:table-cell>
          <table:table-cell table:style-name="Перечень_5f_элементов.B2" office:value-type="string">
            <text:p text:style-name="P17">1,0 кОм <text:s/>±1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3</text:p>
          </table:table-cell>
          <table:table-cell table:style-name="Перечень_5f_элементов.B2" office:value-type="string">
            <text:p text:style-name="P17">2,2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4, R5</text:p>
          </table:table-cell>
          <table:table-cell table:style-name="Перечень_5f_элементов.B2" office:value-type="string">
            <text:p text:style-name="P17">10 кОм <text:s/>±5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6</text:p>
          </table:table-cell>
          <table:table-cell table:style-name="Перечень_5f_элементов.B2" office:value-type="string">
            <text:p text:style-name="P17">1,5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7</text:p>
          </table:table-cell>
          <table:table-cell table:style-name="Перечень_5f_элементов.B2" office:value-type="string">
            <text:p text:style-name="P17">1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8</text:p>
          </table:table-cell>
          <table:table-cell table:style-name="Перечень_5f_элементов.B2" office:value-type="string">
            <text:p text:style-name="P17">10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9, R10</text:p>
          </table:table-cell>
          <table:table-cell table:style-name="Перечень_5f_элементов.B2" office:value-type="string">
            <text:p text:style-name="P17">510 Ом <text:s/>±5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11</text:p>
          </table:table-cell>
          <table:table-cell table:style-name="Перечень_5f_элементов.B2" office:value-type="string">
            <text:p text:style-name="P17">47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12, R13</text:p>
          </table:table-cell>
          <table:table-cell table:style-name="Перечень_5f_элементов.B2" office:value-type="string">
            <text:p text:style-name="P17">510 Ом <text:s/>±5% 0603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14</text:p>
          </table:table-cell>
          <table:table-cell table:style-name="Перечень_5f_элементов.B2" office:value-type="string">
            <text:p text:style-name="P17">1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15</text:p>
          </table:table-cell>
          <table:table-cell table:style-name="Перечень_5f_элементов.B2" office:value-type="string">
            <text:p text:style-name="P17">510 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16</text:p>
          </table:table-cell>
          <table:table-cell table:style-name="Перечень_5f_элементов.B2" office:value-type="string">
            <text:p text:style-name="P17">10 к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R17</text:p>
          </table:table-cell>
          <table:table-cell table:style-name="Перечень_5f_элементов.B2" office:value-type="string">
            <text:p text:style-name="P17">510 Ом <text:s/>±5% 0603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Кнопки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SA1</text:p>
          </table:table-cell>
          <table:table-cell table:style-name="Перечень_5f_элементов.B2" office:value-type="string">
            <text:p text:style-name="P17">PCM12SMTR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SA2</text:p>
          </table:table-cell>
          <table:table-cell table:style-name="Перечень_5f_элементов.B2" office:value-type="string">
            <text:p text:style-name="P17">2-1977223-9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Транзистор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VT1</text:p>
          </table:table-cell>
          <table:table-cell table:style-name="Перечень_5f_элементов.B2" office:value-type="string">
            <text:p text:style-name="P17">BUK9K5R1-30E LFPAK56D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21">Разъёмы</text:p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XS1</text:p>
          </table:table-cell>
          <table:table-cell table:style-name="Перечень_5f_элементов.B2" office:value-type="string">
            <text:p text:style-name="P17">DS-1023 - 2x4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XS2, XS3</text:p>
          </table:table-cell>
          <table:table-cell table:style-name="Перечень_5f_элементов.B2" office:value-type="string">
            <text:p text:style-name="P17">DS-1023 - 1x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>XS4</text:p>
          </table:table-cell>
          <table:table-cell table:style-name="Перечень_5f_элементов.B2" office:value-type="string">
            <text:p text:style-name="P19">47346-0001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8">Прочее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3">GB1</text:p>
          </table:table-cell>
          <table:table-cell table:style-name="Перечень_5f_элементов.B2" office:value-type="string">
            <text:p text:style-name="P20"><text:span text:style-name="T2">Аккумулятор </text:span>LP803040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22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language="ru" fo:country="RU" officeooo:rsid="00a0c496" officeooo:paragraph-rsid="00a0c496" style:text-scale="94%"/>
    </style:style>
    <style:style style:name="M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fill-image-name="ПервыйЛист1" draw:fill-image-width="100%" draw:fill-image-height="100%" style:repeat="no-repeat" draw:fill-image-ref-point="top-left" draw:background-size="border"/>
    </style:style>
    <style:style style:name="Mdp2" style:family="drawing-page">
      <style:drawing-page-properties draw:fill="bitmap" draw:fill-image-name="ПервыйЛист2" draw:fill-image-width="100%" draw:fill-image-height="100%" style:repeat="no-repeat" draw:fill-image-ref-point="top-left" draw:background-size="border"/>
    </style:style>
    <style:style style:name="Mdp3" style:family="drawing-page">
      <style:drawing-page-properties draw:fill="bitmap" draw:fill-image-name="ПервыйЛист3" draw:fill-image-width="100%" draw:fill-image-height="100%" style:repeat="no-repeat" draw:fill-image-ref-point="top-left" draw:background-size="border"/>
    </style:style>
    <style:style style:name="Mdp4" style:family="drawing-page">
      <style:drawing-page-properties draw:fill="bitmap" draw:fill-image-name="ПервыйЛист4" draw:fill-image-width="100%" draw:fill-image-height="100%" style:repeat="no-repeat" draw:fill-image-ref-point="top-left" draw:background-size="border"/>
    </style:style>
    <style:style style:name="Mdp5" style:family="drawing-page">
      <style:drawing-page-properties draw:fill="bitmap" draw:fill-image-name="ПоследующиеЛисты" draw:fill-image-width="100%" draw:fill-image-height="100%" style:repeat="no-repeat" draw:fill-image-ref-point="top-left" draw:background-size="border"/>
    </style: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draw:style-name="Mdp1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82"><draw:text-box><text:p text:style-name="MP1">Плата обработки<text:line-break/>Перечень элементов</text:p></draw:text-box></draw:frame><draw:frame draw:style-name="Mfr1" draw:name="Перв.1: 2 Обозначение документа" text:anchor-type="paragraph" svg:x="8.5cm" svg:y="25.201cm" svg:width="12cm" svg:height="1.499cm" draw:z-index="5"><draw:text-box><text:p text:style-name="MP2">Блок датчика</text:p></draw:text-box></draw:frame><draw:frame draw:style-name="Mfr1" draw:name="Перв.1: 9 Наименование организации" text:anchor-type="paragraph" svg:x="15.499cm" svg:y="27.7cm" svg:width="5.001cm" svg:height="1.499cm" draw:z-index="81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80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7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78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1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77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76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75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74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17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73"><draw:text-box><text:p text:style-name="MP4">Пров.</text:p></draw:text-box></draw:frame><draw:frame draw:style-name="Mfr1" draw:name="Перв.1: 10" text:anchor-type="paragraph" svg:x="2cm" svg:y="27.7cm" svg:width="1.7cm" svg:height="0.499cm" draw:z-index="72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71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70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23"><draw:text-box><text:p text:style-name="MP7">Рязанов М.Ю.</text:p></draw:text-box></draw:frame><draw:frame draw:style-name="Mfr1" draw:name="Перв.1: 11 Пров." text:anchor-type="paragraph" svg:x="3.701cm" svg:y="27.199cm" svg:width="2.3cm" svg:height="0.499cm" draw:z-index="69"><draw:text-box><text:p text:style-name="MP8">Крутских В.В.</text:p></draw:text-box></draw:frame><draw:frame draw:style-name="Mfr1" draw:name="Перв.1: 11" text:anchor-type="paragraph" svg:x="3.701cm" svg:y="27.7cm" svg:width="2.3cm" svg:height="0.499cm" draw:z-index="68"><draw:text-box><text:p text:style-name="MP5"/></draw:text-box></draw:frame><draw:frame draw:style-name="Mfr1" draw:name="Перв.1: 11 Н. контр." text:anchor-type="paragraph" svg:x="3.701cm" svg:y="28.199cm" svg:width="2.3cm" svg:height="0.499cm" draw:z-index="67"><draw:text-box><text:p text:style-name="MP5"/></draw:text-box></draw:frame><draw:frame draw:style-name="Mfr1" draw:name="Перв.1: 11 Утв." text:anchor-type="paragraph" svg:x="3.701cm" svg:y="28.7cm" svg:width="2.3cm" svg:height="0.499cm" draw:z-index="66"><draw:text-box><text:p text:style-name="MP5"/></draw:text-box></draw:frame><draw:frame draw:style-name="Mfr1" draw:name="Перв.1: 13 Разраб." text:anchor-type="paragraph" svg:x="7.5cm" svg:y="26.7cm" svg:width="1cm" svg:height="0.499cm" draw:z-index="29"><draw:text-box><text:p text:style-name="MP5"/></draw:text-box></draw:frame><draw:frame draw:style-name="Mfr1" draw:name="Перв.1: 13 Пров." text:anchor-type="paragraph" svg:x="7.5cm" svg:y="27.199cm" svg:width="1cm" svg:height="0.499cm" draw:z-index="65"><draw:text-box><text:p text:style-name="MP5"/></draw:text-box></draw:frame><draw:frame draw:style-name="Mfr1" draw:name="Перв.1: 13" text:anchor-type="paragraph" svg:x="7.5cm" svg:y="27.7cm" svg:width="1cm" svg:height="0.499cm" draw:z-index="64"><draw:text-box><text:p text:style-name="MP5"/></draw:text-box></draw:frame><draw:frame draw:style-name="Mfr1" draw:name="Перв.1: 13 Н. контр." text:anchor-type="paragraph" svg:x="7.5cm" svg:y="28.199cm" svg:width="1cm" svg:height="0.499cm" draw:z-index="63"><draw:text-box><text:p text:style-name="MP5"/></draw:text-box></draw:frame><draw:frame draw:style-name="Mfr1" draw:name="Перв.1: 13 Утв." text:anchor-type="paragraph" svg:x="7.5cm" svg:y="28.7cm" svg:width="1cm" svg:height="0.499cm" draw:z-index="62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35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61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60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59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56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53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50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47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4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38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32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26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20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1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8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>Плата обработки<text:line-break/>Перечень элементов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Рязанов М.Ю.</text:p></draw:text-box></draw:frame><draw:frame draw:style-name="Mfr1" draw:name="Перв.2: 11 Пров." text:anchor-type="paragraph" svg:x="3.701cm" svg:y="27.199cm" svg:width="2.3cm" svg:height="0.499cm" draw:z-index="0"><draw:text-box><text:p text:style-name="MP11">Крутских В.В.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>Плата обработки<text:line-break/>Перечень элементов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Рязанов М.Ю.</text:p></draw:text-box></draw:frame><draw:frame draw:style-name="Mfr1" draw:name="Перв.3: 11 Пров." text:anchor-type="paragraph" svg:x="3.701cm" svg:y="27.199cm" svg:width="2.3cm" svg:height="0.499cm" draw:z-index="0"><draw:text-box><text:p text:style-name="MP11">Крутских В.В.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>Плата обработки<text:line-break/>Перечень элементов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Рязанов М.Ю.</text:p></draw:text-box></draw:frame><draw:frame draw:style-name="Mfr1" draw:name="Перв.4: 11 Пров." text:anchor-type="paragraph" svg:x="3.701cm" svg:y="27.199cm" svg:width="2.3cm" svg:height="0.499cm" draw:z-index="0"><draw:text-box><text:p text:style-name="MP11">Крутских В.В.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5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8"><draw:text-box><text:p text:style-name="MP2">Блок датчика</text:p></draw:text-box></draw:frame><draw:frame draw:style-name="Mfr2" draw:name="Прочие: 7 Лист (наименование)" text:anchor-type="paragraph" svg:x="19.5cm" svg:y="27.7cm" svg:width="1cm" svg:height="0.7cm" draw:z-index="55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2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49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6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3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7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4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1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2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5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22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9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16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3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1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7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4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4:06:44.205000000</meta:creation-date>
    <meta:editing-duration>PT25M52S</meta:editing-duration>
    <meta:editing-cycles>9</meta:editing-cycles>
    <meta:generator>LibreOffice/7.1.0.3$Windows_X86_64 LibreOffice_project/f6099ecf3d29644b5008cc8f48f42f4a40986e4c</meta:generator>
    <dc:date>2022-01-11T16:15:53.676000000</dc:date>
    <meta:document-statistic meta:table-count="1" meta:image-count="0" meta:object-count="0" meta:page-count="3" meta:paragraph-count="232" meta:word-count="410" meta:character-count="1914" meta:non-whitespace-character-count="1723"/>
  </office:meta>
</office:document-meta>
</file>